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9.66cm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12.419cm" fo:min-width="0.77cm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12.42cm" fo:min-width="0.8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solid" draw:fill-color="#b2b2b2"/>
      <style:paragraph-properties fo:text-align="center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1.651cm" svg:x="1.504cm" svg:y="8.02cm">
          <text:p text:style-name="P1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1.651cm" svg:x="1.504cm" svg:y="10.56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1.651cm" svg:x="1.504cm" svg:y="13.1cm">
          <text:p text:style-name="P1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1.651cm" svg:x="1.504cm" svg:y="8.041cm">
          <text:p text:style-name="P1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1.651cm" svg:x="1.504cm" svg:y="10.581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1.651cm" svg:x="1.504cm" svg:y="13.121cm">
          <text:p text:style-name="P1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1.651cm" svg:x="1.504cm" svg:y="17.717cm">
          <text:p text:style-name="P4"><text:span text:style-name="T1">NoOpStep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4cm" svg:height="14.478cm" svg:x="1.885cm" svg:y="3.221cm">
          <text:p text:style-name="P1">R</text:p>
          <text:p text:style-name="P1">E</text:p>
          <text:p text:style-name="P1">Q</text:p>
          <text:p text:style-name="P1">U</text:p>
          <text:p text:style-name="P1">E</text:p>
          <text:p text:style-name="P1">S</text:p>
          <text:p text:style-name="P1">T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10.16cm" svg:height="1.651cm" svg:x="1.504cm" svg:y="1.543cm">
          <text:p text:style-name="P4"><text:span text:style-name="T1">Ca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667cm" svg:height="14.478cm" svg:x="8.616cm" svg:y="3.221cm">
          <text:p text:style-name="P1">R</text:p>
          <text:p text:style-name="P1">E<text:line-break/>S<text:line-break/>P<text:line-break/>O<text:line-break/>N<text:line-break/>S<text:line-break/>E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.31cm" fo:page-height="20.9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30T18:57:37.580000000</meta:creation-date>
    <dc:date>2020-06-30T19:15:24.206000000</dc:date>
    <meta:editing-duration>PT7M7S</meta:editing-duration>
    <meta:editing-cycles>2</meta:editing-cycles>
    <meta:generator>LibreOffice/6.3.0.4$Windows_X86_64 LibreOffice_project/057fc023c990d676a43019934386b85b21a9ee99</meta:generator>
    <meta:document-statistic meta:object-count="10"/>
  </office:meta>
</office:document-meta>
</file>